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0.74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6" style:family="table-cell" style:parent-style-name="Heading_20_1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Heading_20_2">
      <style:table-cell-properties style:text-align-source="fix" style:repeat-content="false" style:vertical-align="middle"/>
      <style:paragraph-properties fo:text-align="start" fo:margin-left="0cm"/>
    </style:style>
    <style:style style:name="ce18" style:family="table-cell" style:parent-style-name="Heading_20_2">
      <style:table-cell-properties style:text-align-source="value-type" style:repeat-content="false" style:vertical-align="middle"/>
      <style:paragraph-properties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User_20_input" style:data-style-name="N11"/>
    <style:style style:name="ce21" style:family="table-cell" style:parent-style-name="Result" style:data-style-name="N114"/>
    <style:style style:name="ce22" style:family="table-cell" style:parent-style-name="Heading_20_2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114"/>
    <style:style style:name="ce3" style:family="table-cell" style:parent-style-name="Default" style:data-style-name="N11"/>
    <style:style style:name="ce4" style:family="table-cell" style:parent-style-name="Bad" style:data-style-name="N61">
      <style:map style:condition="cell-content()&lt;[$LT8710.$G$35]" style:apply-style-name="Good" style:base-cell-address="LT8710.C35"/>
    </style:style>
    <style:style style:name="ce5" style:family="table-cell" style:parent-style-name="Default" style:data-style-name="N106"/>
    <style:style style:name="ce6" style:family="table-cell" style:parent-style-name="Bad">
      <style:map style:condition="cell-content()&lt;[$LT8710.$E$28]" style:apply-style-name="Good" style:base-cell-address="LT8710.E12"/>
    </style:style>
    <style:style style:name="ce7" style:family="table-cell" style:parent-style-name="Bad">
      <style:map style:condition="cell-content()&lt;[$LT8710.$E$29]" style:apply-style-name="Good" style:base-cell-address="LT8710.E13"/>
    </style:style>
    <style:style style:name="ce8" style:family="table-cell" style:parent-style-name="Bad" style:data-style-name="N61">
      <style:map style:condition="cell-content()&lt;[$LT8710.$E$29]" style:apply-style-name="Good" style:base-cell-address="LT8710.E13"/>
    </style:style>
    <style:style style:name="ce9" style:family="table-cell" style:parent-style-name="Bad" style:data-style-name="N11">
      <style:map style:condition="cell-content-is-between([.C21],[.G21])" style:apply-style-name="Good" style:base-cell-address="LT8710.E21"/>
      <style:map style:condition="cell-content()=0" style:apply-style-name="Accent" style:base-cell-address="LT8710.E21"/>
    </style:style>
    <style:style style:name="ce10" style:family="table-cell" style:parent-style-name="Error">
      <style:text-properties fo:font-weight="normal" style:font-weight-asian="normal" style:font-weight-complex="normal"/>
      <style:map style:condition="cell-content()=[$LT8710.$E$8]" style:apply-style-name="Good" style:base-cell-address="LT8710.E25"/>
    </style:style>
    <style:style style:name="ce11" style:family="table-cell" style:parent-style-name="Bad" style:data-style-name="N107">
      <style:map style:condition="cell-content-is-between([$LT8710.$C$27],[$LT8710.$G$27])" style:apply-style-name="Good" style:base-cell-address="LT8710.E27"/>
    </style:style>
    <style:style style:name="ce12" style:family="table-cell" style:parent-style-name="Result" style:data-style-name="N61"/>
    <style:style style:name="ce13" style:family="table-cell" style:parent-style-name="Result" style:data-style-name="N106"/>
    <style:style style:name="ce35" style:family="table-cell" style:parent-style-name="Result" style:data-style-name="N109"/>
    <style:style style:name="ce36" style:family="table-cell" style:parent-style-name="Bad" style:data-style-name="N109">
      <style:map style:condition="cell-content()&gt;[$LT8710.$C$44]" style:apply-style-name="Good" style:base-cell-address="LT8710.E44"/>
    </style:style>
    <style:style style:name="ce37" style:family="table-cell" style:parent-style-name="Bad" style:data-style-name="N106">
      <style:map style:condition="cell-content()&lt;[$LT8710.$G$47]" style:apply-style-name="Good" style:base-cell-address="LT8710.E47"/>
    </style:style>
    <style:style style:name="ce38" style:family="table-cell" style:parent-style-name="User_20_input" style:data-style-name="N106"/>
    <style:style style:name="ce15" style:family="table-cell" style:parent-style-name="Bad" style:data-style-name="N61">
      <style:map style:condition="cell-content()&gt;[$LT8710.$C$35]" style:apply-style-name="Good" style:base-cell-address="LT8710.G35"/>
    </style:style>
  </office:automatic-styles>
  <office:body>
    <office:spreadsheet>
      <table:calculation-settings table:automatic-find-labels="false" table:use-regular-expressions="false" table:use-wildcards="true"/>
      <table:table table:name="Solar Ce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6" office:value-type="string" calcext:value-type="string" table:number-columns-spanned="8" table:number-rows-spanned="1">
            <text:p>Caracteristics</text:p>
          </table:table-cell>
          <table:covered-table-cell table:number-columns-repeated="2" table:style-name="Heading_20_1"/>
          <table:covered-table-cell table:number-columns-repeated="5"/>
        </table:table-row>
        <table:table-row table:style-name="ro2">
          <table:table-cell table:style-name="ce17" office:value-type="string" calcext:value-type="string" table:number-columns-spanned="2" table:number-rows-spanned="1">
            <text:p>Short-Circuit Current</text:p>
          </table:table-cell>
          <table:covered-table-cell table:style-name="Heading_20_2"/>
          <table:table-cell table:style-name="ce17" office:value-type="string" calcext:value-type="string" table:number-columns-spanned="2" table:number-rows-spanned="1">
            <text:p>Open circuit voltage</text:p>
          </table:table-cell>
          <table:covered-table-cell table:style-name="Heading_20_2"/>
          <table:table-cell table:style-name="ce17" office:value-type="string" calcext:value-type="string" table:number-columns-spanned="2" table:number-rows-spanned="1">
            <text:p>MPP Current</text:p>
          </table:table-cell>
          <table:covered-table-cell table:style-name="ce22"/>
          <table:table-cell table:style-name="ce17" office:value-type="string" calcext:value-type="string" table:number-columns-spanned="2" table:number-rows-spanned="1">
            <text:p>MPP voltage</text:p>
          </table:table-cell>
          <table:covered-table-cell table:style-name="ce22"/>
        </table:table-row>
        <table:table-row table:style-name="ro3">
          <table:table-cell table:style-name="User_20_input" office:value-type="float" office:value="6.24" calcext:value-type="float">
            <text:p>6,24</text:p>
          </table:table-cell>
          <table:table-cell office:value-type="string" calcext:value-type="string">
            <text:p>A</text:p>
          </table:table-cell>
          <table:table-cell table:style-name="User_20_input" office:value-type="float" office:value="0.682" calcext:value-type="float">
            <text:p>0,682</text:p>
          </table:table-cell>
          <table:table-cell office:value-type="string" calcext:value-type="string">
            <text:p>V</text:p>
          </table:table-cell>
          <table:table-cell table:style-name="User_20_input" office:value-type="float" office:value="5.83" calcext:value-type="float">
            <text:p>5,83</text:p>
          </table:table-cell>
          <table:table-cell office:value-type="string" calcext:value-type="string">
            <text:p>A</text:p>
          </table:table-cell>
          <table:table-cell table:style-name="User_20_input" office:value-type="float" office:value="0.574" calcext:value-type="float">
            <text:p>0,574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table:style-name="ce18" office:value-type="string" calcext:value-type="string" table:number-columns-spanned="2" table:number-rows-spanned="1">
            <text:p>MPP Current</text:p>
          </table:table-cell>
          <table:covered-table-cell/>
          <table:table-cell table:style-name="ce17" office:value-type="string" calcext:value-type="string" table:number-columns-spanned="2" table:number-rows-spanned="1">
            <text:p>MPP Voltage</text:p>
          </table:table-cell>
          <table:covered-table-cell/>
          <table:table-cell table:number-columns-repeated="4"/>
        </table:table-row>
        <table:table-row table:style-name="ro3">
          <table:table-cell table:number-columns-repeated="8"/>
        </table:table-row>
        <table:table-row table:style-name="ro1">
          <table:table-cell table:style-name="ce16" office:value-type="string" calcext:value-type="string" table:number-columns-spanned="4" table:number-rows-spanned="1">
            <text:p>Environment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style-name="Heading_20_2" office:value-type="string" calcext:value-type="string">
            <text:p>Solar yield</text:p>
          </table:table-cell>
          <table:table-cell/>
          <table:table-cell table:style-name="ce20" office:value-type="percentage" office:value="0.8" calcext:value-type="percentage">
            <text:p>80,00 %</text:p>
          </table:table-cell>
          <table:table-cell table:number-columns-repeated="5"/>
        </table:table-row>
        <table:table-row table:style-name="ro2">
          <table:table-cell table:style-name="Heading_20_2" office:value-type="string" calcext:value-type="string">
            <text:p>Cell ammount</text:p>
          </table:table-cell>
          <table:table-cell/>
          <table:table-cell table:style-name="User_20_input"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dmissible voltage fall</text:p>
          </table:table-cell>
          <table:table-cell/>
          <table:table-cell table:style-name="ce20" office:value-type="percentage" office:value="0.075" calcext:value-type="percentage">
            <text:p>7,50 %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 table:number-columns-spanned="8" table:number-rows-spanned="1">
            <text:p>Computations</text:p>
          </table:table-cell>
          <table:covered-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</text:p>
          </table:table-cell>
          <table:table-cell/>
          <table:table-cell office:value-type="string" calcext:value-type="string">
            <text:p>Max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 calcext:value-type="string">
            <text:p>Current</text:p>
          </table:table-cell>
          <table:table-cell table:number-columns-repeated="3"/>
          <table:table-cell table:style-name="Result" table:formula="of:=[.C7]*[.E3]" office:value-type="float" office:value="4.664" calcext:value-type="float">
            <text:p>4,664</text:p>
          </table:table-cell>
          <table:table-cell table:style-name="Result" office:value-type="string" calcext:value-type="string">
            <text:p>A</text:p>
          </table:table-cell>
          <table:table-cell table:formula="of:=[.C7]*[.A3]" office:value-type="float" office:value="4.992" calcext:value-type="float">
            <text:p>4,992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table:style-name="ce2" office:value-type="string" calcext:value-type="string">
            <text:p>Voltage</text:p>
          </table:table-cell>
          <table:table-cell/>
          <table:table-cell table:style-name="Result" table:formula="of:=(1-[.C9])*[.E14]" office:value-type="float" office:value="7.4333" calcext:value-type="float">
            <text:p>7,4333</text:p>
          </table:table-cell>
          <table:table-cell table:style-name="Result" office:value-type="string" calcext:value-type="string">
            <text:p>V</text:p>
          </table:table-cell>
          <table:table-cell table:style-name="Result" table:formula="of:=[.C8]*[.G3]" office:value-type="float" office:value="8.036" calcext:value-type="float">
            <text:p>8,036</text:p>
          </table:table-cell>
          <table:table-cell table:style-name="Result" office:value-type="string" calcext:value-type="string">
            <text:p>V</text:p>
          </table:table-cell>
          <table:table-cell table:formula="of:=[.C8]*[.C3]" office:value-type="float" office:value="9.548" calcext:value-type="float">
            <text:p>9,548</text:p>
          </table:table-cell>
          <table:table-cell office:value-type="string" calcext:value-type="string">
            <text:p>V</text:p>
          </table:table-cell>
        </table:table-row>
        <table:table-row table:style-name="ro3">
          <table:table-cell table:style-name="ce2" office:value-type="string" calcext:value-type="string">
            <text:p>Power</text:p>
          </table:table-cell>
          <table:table-cell table:number-columns-repeated="3"/>
          <table:table-cell table:style-name="ce21" table:formula="of:=[.E13]*[.E14]" office:value-type="float" office:value="37.479904" calcext:value-type="float">
            <text:p>37,480</text:p>
          </table:table-cell>
          <table:table-cell table:style-name="Result" office:value-type="string" calcext:value-type="string">
            <text:p>W</text:p>
          </table:table-cell>
          <table:table-cell table:style-name="ce23" table:formula="of:=[.G13]*[.G14]" office:value-type="float" office:value="47.663616" calcext:value-type="float">
            <text:p>47,664</text:p>
          </table:table-cell>
          <table:table-cell office:value-type="string" calcext:value-type="string">
            <text:p>W</text:p>
          </table:table-cell>
        </table:table-row>
      </table:table>
      <table:table table:name="LT8710" table:style-name="ta1"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</table:table-row>
        <table:table-row table:style-name="ro2">
          <table:table-cell table:style-name="Heading_20_2" office:value-type="string" calcext:value-type="string" table:number-columns-spanned="2" table:number-rows-spanned="1">
            <text:p>Vin</text:p>
          </table:table-cell>
          <table:covered-table-cell/>
          <table:table-cell table:style-name="Heading_20_2" office:value-type="string" calcext:value-type="string" table:number-columns-spanned="2" table:number-rows-spanned="1">
            <text:p>Vout</text:p>
          </table:table-cell>
          <table:covered-table-cell/>
          <table:table-cell table:style-name="Heading_20_2" office:value-type="string" calcext:value-type="string" table:number-columns-spanned="2" table:number-rows-spanned="1">
            <text:p>Iout</text:p>
          </table:table-cell>
          <table:covered-table-cell/>
          <table:table-cell table:style-name="Heading_20_2" office:value-type="string" calcext:value-type="string" table:number-columns-spanned="2" table:number-rows-spanned="1">
            <text:p>Freq.</text:p>
          </table:table-cell>
          <table:covered-table-cell/>
        </table:table-row>
        <table:table-row table:style-name="ro3">
          <table:table-cell table:style-name="Result" table:formula="of:=[$'Solar Cells'.E14]" office:value-type="float" office:value="8.036" calcext:value-type="float">
            <text:p>8,036</text:p>
          </table:table-cell>
          <table:table-cell office:value-type="string" calcext:value-type="string">
            <text:p>V</text:p>
          </table:table-cell>
          <table:table-cell table:style-name="User_20_input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User_20_input" table:formula="of:=[$'Solar Cells'.E3]" office:value-type="float" office:value="5.83" calcext:value-type="float">
            <text:p>5,83</text:p>
          </table:table-cell>
          <table:table-cell office:value-type="string" calcext:value-type="string">
            <text:p>A</text:p>
          </table:table-cell>
          <table:table-cell table:style-name="ce38" office:value-type="float" office:value="250000" calcext:value-type="float">
            <text:p>250,00E+03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table:style-name="Heading_20_2" office:value-type="string" calcext:value-type="string">
            <text:p>Vin min</text:p>
          </table:table-cell>
          <table:table-cell/>
          <table:table-cell table:style-name="Heading_20_2" office:value-type="string" calcext:value-type="string">
            <text:p>Vin max</text:p>
          </table:table-cell>
          <table:table-cell table:number-columns-repeated="5"/>
        </table:table-row>
        <table:table-row table:style-name="ro3">
          <table:table-cell table:style-name="Result" table:formula="of:=[$'Solar Cells'.C14]" office:value-type="float" office:value="7.4333" calcext:value-type="float">
            <text:p>7,4333</text:p>
          </table:table-cell>
          <table:table-cell office:value-type="string" calcext:value-type="string">
            <text:p>V</text:p>
          </table:table-cell>
          <table:table-cell table:formula="of:=[$'Solar Cells'.G14]" office:value-type="float" office:value="9.548" calcext:value-type="float">
            <text:p>9,548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/>
        </table:table-row>
        <table:table-row table:style-name="ro3">
          <table:table-cell table:style-name="ce2" office:value-type="string" calcext:value-type="string">
            <text:p>Current Limit/ DC coefs</text:p>
          </table:table-cell>
          <table:table-cell/>
          <table:table-cell office:value-type="string" calcext:value-type="string">
            <text:p>DC1</text:p>
          </table:table-cell>
          <table:table-cell/>
          <table:table-cell table:style-name="ce3" office:value-type="percentage" office:value="0.4" calcext:value-type="percentage">
            <text:p>40,00 %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Delta CS1</text:p>
          </table:table-cell>
          <table:table-cell/>
          <table:table-cell office:value-type="float" office:value="0.045" calcext:value-type="float">
            <text:p>0,04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DC2</text:p>
          </table:table-cell>
          <table:table-cell/>
          <table:table-cell table:style-name="ce3" office:value-type="percentage" office:value="0.8" calcext:value-type="percentage">
            <text:p>80,00 %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Delta CS2</text:p>
          </table:table-cell>
          <table:table-cell/>
          <table:table-cell office:value-type="float" office:value="0.035" calcext:value-type="float">
            <text:p>0,03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 calcext:value-type="string">
            <text:p>Rsense </text:p>
          </table:table-cell>
          <table:table-cell/>
          <table:table-cell office:value-type="string" calcext:value-type="string">
            <text:p>Rsense1</text:p>
          </table:table-cell>
          <table:table-cell/>
          <table:table-cell table:style-name="ce6" table:formula="of:=0.001" office:value-type="float" office:value="0.001" calcext:value-type="float">
            <text:p>0,001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Rsense2</text:p>
          </table:table-cell>
          <table:table-cell/>
          <table:table-cell table:style-name="ce7" table:formula="of:=0.033" office:value-type="float" office:value="0.033" calcext:value-type="float">
            <text:p>0,033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 calcext:value-type="string">
            <text:p>Inductor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office:value-type="float" office:value="0.0000022" calcext:value-type="float">
            <text:p>2,20E-06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Input FB limits</text:p>
          </table:table-cell>
          <table:table-cell/>
          <table:table-cell office:value-type="string" calcext:value-type="string">
            <text:p>Low level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High level</text:p>
          </table:table-cell>
          <table:table-cell/>
          <table:table-cell office:value-type="float" office:value="1.662" calcext:value-type="float">
            <text:p>1,66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/>
        </table:table-row>
        <table:table-row table:style-name="ro3">
          <table:table-cell office:value-type="string" calcext:value-type="string">
            <text:p>Duty cycle max</text:p>
          </table:table-cell>
          <table:table-cell/>
          <table:table-cell table:style-name="ce3" office:value-type="percentage" office:value="0.2" calcext:value-type="percentage">
            <text:p>20,00 %</text:p>
          </table:table-cell>
          <table:table-cell/>
          <table:table-cell table:style-name="ce9" table:formula="of:=[.C3]/([.A5]+[.C3])" office:value-type="percentage" office:value="0.707733561905062" calcext:value-type="percentage">
            <text:p>70,77 %</text:p>
          </table:table-cell>
          <table:table-cell/>
          <table:table-cell table:style-name="ce3" office:value-type="percentage" office:value="0.8" calcext:value-type="percentage">
            <text:p>80,00 %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CLvsDC Coeff</text:p>
          </table:table-cell>
          <table:table-cell table:number-columns-repeated="3"/>
          <table:table-cell table:formula="of:=([.E10]-[.E8])/([.E9]-[.E7])" office:value-type="float" office:value="-0.025" calcext:value-type="float">
            <text:p>-0,0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vsDC Offset</text:p>
          </table:table-cell>
          <table:table-cell table:number-columns-repeated="3"/>
          <table:table-cell table:formula="of:=[.E8]-([.E23]*[.E7])" office:value-type="float" office:value="0.055" calcext:value-type="float">
            <text:p>0,05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vsDC Check</text:p>
          </table:table-cell>
          <table:table-cell table:number-columns-repeated="3"/>
          <table:table-cell table:style-name="ce10" table:formula="of:=[.E7]*[.E23]+[.E24]" office:value-type="float" office:value="0.045" calcext:value-type="float">
            <text:p>0,045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Delta input curr sense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V</text:p>
          </table:table-cell>
          <table:table-cell table:style-name="ce11" table:formula="of:=[.E21]*[.E23]+[.E24]" office:value-type="float" office:value="0.0373066609523735" calcext:value-type="float">
            <text:p>0,03731</text:p>
          </table:table-cell>
          <table:table-cell office:value-type="string" calcext:value-type="string">
            <text:p>V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V</text:p>
          </table:table-cell>
        </table:table-row>
        <table:table-row table:style-name="ro3">
          <table:table-cell table:style-name="ce2" office:value-type="string" calcext:value-type="string">
            <text:p>Rsense 1 Max</text:p>
          </table:table-cell>
          <table:table-cell table:number-columns-repeated="3"/>
          <table:table-cell office:value-type="float" office:value="0.00112110453648915" calcext:value-type="float">
            <text:p>0,001121104536489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Rsense 2 Max</text:p>
          </table:table-cell>
          <table:table-cell table:number-columns-repeated="3"/>
          <table:table-cell table:formula="of:=0.05*(1.6*[.E3])" office:value-type="float" office:value="0.4664" calcext:value-type="float">
            <text:p>0,4664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Ltyp</text:p>
          </table:table-cell>
          <table:table-cell table:number-columns-repeated="3"/>
          <table:table-cell table:style-name="ce5" table:formula="of:=([.E12]*[.C3]/(0.0125*[.G3]))*([.A5]/([.A5]+[.C3]))" office:value-type="float" office:value="0.00000168345468342685" calcext:value-type="float">
            <text:p>1,68E-0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in</text:p>
          </table:table-cell>
          <table:table-cell table:number-columns-repeated="3"/>
          <table:table-cell table:style-name="ce5" table:formula="of:=(([.E12]*[.C3])/(0.04*[.G3]))*(1-([.A5]/[.C3])^2)" office:value-type="float" office:value="0.00000149303361727778" calcext:value-type="float">
            <text:p>1,49E-0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ax</text:p>
          </table:table-cell>
          <table:table-cell table:number-columns-repeated="3"/>
          <table:table-cell table:style-name="ce5" table:formula="of:=(([.E12]*[.C3])/(0.005*[.G3])*([.A5]/([.A5]+[.C3])))" office:value-type="float" office:value="0.00000420863670856712" calcext:value-type="float">
            <text:p>4,21E-06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Final Lrange</text:p>
          </table:table-cell>
          <table:table-cell/>
          <table:table-cell table:style-name="ce4" table:formula="of:=MAX([.E31];[.E32])" office:value-type="float" office:value="0.00000168345468342685" calcext:value-type="float">
            <text:p>1,68E-06</text:p>
          </table:table-cell>
          <table:table-cell/>
          <table:table-cell table:style-name="ce12" table:formula="of:=[.E15]" office:value-type="float" office:value="0.0000022" calcext:value-type="float">
            <text:p>2,20E-06</text:p>
          </table:table-cell>
          <table:table-cell/>
          <table:table-cell table:style-name="ce15" table:formula="of:=[.E33]" office:value-type="float" office:value="0.00000420863670856712" calcext:value-type="float">
            <text:p>4,21E-06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 calcext:value-type="string">
            <text:p>Cout</text:p>
          </table:table-cell>
          <table:table-cell/>
          <table:table-cell table:style-name="ce5" table:formula="of:=([.E3]*[.E21]/([.G3]*0.005*[.C3]))" office:value-type="float" office:value="0.000183381629595845" calcext:value-type="float">
            <text:p>183,38E-06</text:p>
          </table:table-cell>
          <table:table-cell table:number-columns-repeated="3"/>
          <table:table-cell table:style-name="ce5"/>
          <table:table-cell/>
        </table:table-row>
        <table:table-row table:style-name="ro3">
          <table:table-cell table:style-name="ce2" office:value-type="string" calcext:value-type="string">
            <text:p>Cin</text:p>
          </table:table-cell>
          <table:table-cell/>
          <table:table-cell table:style-name="ce5" table:formula="of:=([.E21]/(8*[.E15]*0.005*[.G3]^2))" office:value-type="float" office:value="0.000128678829437284" calcext:value-type="float">
            <text:p>128,68E-06</text:p>
          </table:table-cell>
          <table:table-cell table:number-columns-repeated="3"/>
          <table:table-cell table:style-name="ce5"/>
          <table:table-cell/>
        </table:table-row>
        <table:table-row table:style-name="ro3">
          <table:table-cell table:style-name="ce2" office:value-type="string" calcext:value-type="string">
            <text:p>Cimon</text:p>
          </table:table-cell>
          <table:table-cell/>
          <table:table-cell table:style-name="ce5" table:formula="of:=(0.0001*[.E21]/(0.005*[.G3]))" office:value-type="float" office:value="0.00000005661868495241" calcext:value-type="float">
            <text:p>56,62E-09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Rfbx</text:p>
          </table:table-cell>
          <table:table-cell table:number-columns-repeated="3"/>
          <table:table-cell table:style-name="ce13" table:formula="of:=([.C3]-1.213)/(0.0000837)" office:value-type="float" office:value="200561.529271207" calcext:value-type="float">
            <text:p>200,56E+03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Rt</text:p>
          </table:table-cell>
          <table:table-cell table:number-columns-repeated="3"/>
          <table:table-cell table:style-name="ce13" table:formula="of:=1000*((35880/([.G3]/1000))-1)" office:value-type="float" office:value="142520" calcext:value-type="float">
            <text:p>142,52E+03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Coeff VMpp/FBin</text:p>
          </table:table-cell>
          <table:table-cell table:number-columns-repeated="3"/>
          <table:table-cell table:style-name="ce35" table:formula="of:=[.E17]/[.A3]" office:value-type="float" office:value="0.20681931309109" calcext:value-type="float">
            <text:p>0,20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in accepted</text:p>
          </table:table-cell>
          <table:table-cell/>
          <table:table-cell table:formula="of:=[.A5]" office:value-type="float" office:value="7.4333" calcext:value-type="float">
            <text:p>7,4333</text:p>
          </table:table-cell>
          <table:table-cell office:value-type="string" calcext:value-type="string">
            <text:p>V</text:p>
          </table:table-cell>
          <table:table-cell table:style-name="ce36" table:formula="of:=[.E16]/[.E43]" office:value-type="float" office:value="7.49446450060169" calcext:value-type="float">
            <text:p>7,494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lta</text:p>
          </table:table-cell>
          <table:table-cell table:number-columns-repeated="3"/>
          <table:table-cell table:style-name="ce3" table:formula="of:=1-([.E44]/[.C44])" office:value-type="percentage" office:value="-0.00822844505154974" calcext:value-type="percentage">
            <text:p>-0,82 %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Input cap for regulation stab</text:p>
          </table:table-cell>
          <table:table-cell table:number-columns-repeated="3"/>
          <table:table-cell table:style-name="ce37" table:formula="of:=([$'Solar Cells'.E13]*(1/[.G3])/([.A3]-[.E44]))" office:value-type="float" office:value="0.0000344501884377445" calcext:value-type="float">
            <text:p>34,45E-06</text:p>
          </table:table-cell>
          <table:table-cell office:value-type="string" calcext:value-type="string">
            <text:p>F</text:p>
          </table:table-cell>
          <table:table-cell table:style-name="ce5" table:formula="of:=[.C38]" office:value-type="float" office:value="0.000128678829437284" calcext:value-type="float">
            <text:p>128,68E-06</text:p>
          </table:table-cell>
          <table:table-cell office:value-type="string" calcext:value-type="string">
            <text:p>F</text:p>
          </table:table-cell>
        </table:table-row>
        <calcext:conditional-formats>
          <calcext:conditional-format calcext:target-range-address="LT8710.E21:LT8710.E21">
            <calcext:condition calcext:apply-style-name="Good" calcext:value="between([.C21],[.G21])" calcext:base-cell-address="LT8710.E21"/>
            <calcext:condition calcext:apply-style-name="Accent" calcext:value="=0" calcext:base-cell-address="LT8710.E21"/>
          </calcext:conditional-format>
          <calcext:conditional-format calcext:target-range-address="LT8710.E25:LT8710.E25">
            <calcext:condition calcext:apply-style-name="Good" calcext:value="=[$LT8710.$E$8]" calcext:base-cell-address="LT8710.E25"/>
          </calcext:conditional-format>
          <calcext:conditional-format calcext:target-range-address="LT8710.E27:LT8710.E27">
            <calcext:condition calcext:apply-style-name="Good" calcext:value="between([$LT8710.$C$27],[$LT8710.$G$27])" calcext:base-cell-address="LT8710.E27"/>
          </calcext:conditional-format>
          <calcext:conditional-format calcext:target-range-address="LT8710.E12:LT8710.E12">
            <calcext:condition calcext:apply-style-name="Good" calcext:value="&lt;[$LT8710.$E$28]" calcext:base-cell-address="LT8710.E12"/>
          </calcext:conditional-format>
          <calcext:conditional-format calcext:target-range-address="LT8710.E15:LT8710.E15 LT8710.E13:LT8710.E13">
            <calcext:condition calcext:apply-style-name="Good" calcext:value="&lt;[$LT8710.$E$29]" calcext:base-cell-address="LT8710.E13"/>
          </calcext:conditional-format>
          <calcext:conditional-format calcext:target-range-address="LT8710.C35:LT8710.C35">
            <calcext:condition calcext:apply-style-name="Good" calcext:value="&lt;[$LT8710.$G$35]" calcext:base-cell-address="LT8710.C35"/>
          </calcext:conditional-format>
          <calcext:conditional-format calcext:target-range-address="LT8710.G35:LT8710.G35">
            <calcext:condition calcext:apply-style-name="Good" calcext:value="&gt;[$LT8710.$C$35]" calcext:base-cell-address="LT8710.G35"/>
          </calcext:conditional-format>
          <calcext:conditional-format calcext:target-range-address="LT8710.E15:LT8710.E15">
            <calcext:condition calcext:apply-style-name="Good" calcext:value="between([$LT8710.$C$35],[$LT8710.$G$35])" calcext:base-cell-address="LT8710.E15"/>
          </calcext:conditional-format>
          <calcext:conditional-format calcext:target-range-address="LT8710.E44:LT8710.E44">
            <calcext:condition calcext:apply-style-name="Good" calcext:value="&gt;[$LT8710.$C$44]" calcext:base-cell-address="LT8710.E44"/>
          </calcext:conditional-format>
          <calcext:conditional-format calcext:target-range-address="LT8710.E47:LT8710.E47">
            <calcext:condition calcext:apply-style-name="Good" calcext:value="&lt;[$LT8710.$G$47]" calcext:base-cell-address="LT8710.E4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15" number:min-decimal-places="15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7" number:min-decimal-places="17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ser_20_input" style:display-name="User input" style:family="table-cell" style:parent-style-name="Default">
      <style:table-cell-properties fo:background-color="#b4c7d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8T12:20:07.238305313</meta:creation-date>
    <dc:date>2023-11-22T16:57:39.088000000</dc:date>
    <meta:editing-duration>PT8H49M13S</meta:editing-duration>
    <meta:editing-cycles>6</meta:editing-cycles>
    <meta:generator>LibreOffice/7.1.0.3$Windows_X86_64 LibreOffice_project/f6099ecf3d29644b5008cc8f48f42f4a40986e4c</meta:generator>
    <meta:document-statistic meta:table-count="2" meta:cell-count="148" meta:object-count="0"/>
  </office:meta>
</office:document-meta>
</file>